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Arial" style:font-family-asian="Arial" style:font-family-complex="Arial" fo:background-color="transparent" style:use-window-font-color="true"/>
    </style:style>
    <style:style style:name="T2"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3"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Arial" style:font-family-asian="Arial" style:font-family-complex="Arial" fo:background-color="transparent" style:use-window-font-color="true"/>
    </style:style>
    <style:style style:name="T6"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7"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Arial" style:font-family-asian="Arial" style:font-family-complex="Arial"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6.00pt" fo:font-weight="normal" fo:font-family="'Times New Roman'" style:font-family-asian="'Times New Roman'" style:font-family-complex="'Times New Roman'" fo:background-color="transparent" style:use-window-font-color="true"/>
    </style:style>
    <style:style style:name="T12" style:family="text">
      <style:text-properties fo:font-size="16.00pt" style:text-position="super" fo:font-weight="normal" fo:font-family="'Times New Roman'" style:font-family-asian="'Times New Roman'" style:font-family-complex="'Times New Roman'" fo:background-color="transparent" style:use-window-font-color="true"/>
    </style:style>
    <style:style style:name="T13" style:family="text">
      <style:text-properties fo:font-size="16.00pt" fo:font-weight="normal" fo:font-family="'Times New Roman'" style:font-family-asian="'Times New Roman'" style:font-family-complex="'Times New Roman'" fo:background-color="transparent" style:use-window-font-color="true"/>
    </style:style>
    <style:style style:name="T14" style:family="text">
      <style:text-properties fo:font-size="16.00pt" style:text-position="super" fo:font-weight="normal" fo:font-family="'Times New Roman'" style:font-family-asian="'Times New Roman'" style:font-family-complex="'Times New Roman'" fo:background-color="transparent" style:use-window-font-color="true"/>
    </style:style>
    <style:style style:name="T15" style:family="text">
      <style:text-properties fo:font-size="16.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bold" fo:font-family="Arial" style:font-family-asian="Arial" style:font-family-complex="Arial" fo:background-color="transparent" style:use-window-font-color="true"/>
    </style:style>
    <style:style style:name="T18" style:family="text">
      <style:text-properties fo:font-size="16.00pt" fo:font-weight="normal" fo:font-family="'Times New Roman'" style:font-family-asian="'Times New Roman'" style:font-family-complex="'Times New Roman'" fo:background-color="transparent" style:use-window-font-color="true"/>
    </style:style>
    <style:style style:name="T19" style:family="text">
      <style:text-properties fo:font-size="16.00pt" fo:font-weight="bold" fo:font-family="Arial" style:font-family-asian="Arial" style:font-family-complex="Arial" fo:background-color="transparent" style:use-window-font-color="true" fo:font-style="italic"/>
    </style:style>
    <style:style style:name="T20" style:family="text">
      <style:text-properties fo:font-size="16.00pt" fo:font-weight="normal" fo:font-family="'Times New Roman'" style:font-family-asian="'Times New Roman'" style:font-family-complex="'Times New Roman'" fo:background-color="transparent" style:use-window-font-color="true"/>
    </style:style>
    <style:style style:name="T21" style:family="text">
      <style:text-properties fo:font-size="16.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 style:family="text">
      <style:text-properties fo:font-size="16.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6.00pt" fo:font-weight="bold" fo:font-family="Arial" style:font-family-asian="Arial" style:font-family-complex="Arial" fo:background-color="transparent" style:use-window-font-color="true" fo:font-style="italic"/>
    </style:style>
    <style:style style:name="T25" style:family="text">
      <style:text-properties fo:font-size="16.00pt" fo:font-weight="normal" fo:font-family="'Times New Roman'" style:font-family-asian="'Times New Roman'" style:font-family-complex="'Times New Roman'" fo:background-color="transparent" style:use-window-font-color="true"/>
    </style:style>
    <style:style style:name="T26" style:family="text">
      <style:text-properties fo:font-size="16.00pt" fo:font-weight="normal" fo:font-family="'Courier New'" style:font-family-asian="'Courier New'" style:font-family-complex="'Courier New'" fo:background-color="transparent" style:use-window-font-color="true"/>
    </style:style>
    <style:style style:name="T27" style:family="text">
      <style:text-properties fo:font-size="16.00pt" fo:font-weight="normal" fo:font-family="'Times New Roman'" style:font-family-asian="'Times New Roman'" style:font-family-complex="'Times New Roman'" fo:background-color="transparent" style:use-window-font-color="true"/>
    </style:style>
    <style:style style:name="T28" style:family="text">
      <style:text-properties fo:font-size="16.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 style:family="text">
      <style:text-properties fo:font-size="16.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6.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6.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4.00pt" fo:font-weight="normal" fo:font-family="Arial" style:font-family-asian="Arial" style:font-family-complex="Arial" fo:background-color="transparent" style:use-window-font-color="true"/>
    </style:style>
    <style:style style:name="T56" style:family="text">
      <style:text-properties fo:font-size="15.00pt" fo:font-weight="normal" fo:font-family="''Atlas Grotesk', sans-serif'" style:font-family-asian="''Atlas Grotesk', sans-serif'" style:font-family-complex="''Atlas Grotesk', sans-serif'" fo:background-color="transparent" style:use-window-font-color="true"/>
    </style:style>
    <style:style style:name="T57" style:family="text">
      <style:text-properties fo:font-size="16.00pt" fo:font-weight="normal" fo:font-family="''Atlas Grotesk', sans-serif'" style:font-family-asian="''Atlas Grotesk', sans-serif'" style:font-family-complex="''Atlas Grotesk', sans-serif'" fo:background-color="transparent" style:use-window-font-color="true"/>
    </style:style>
    <style:style style:name="T58" style:family="text">
      <style:text-properties fo:font-size="16.00pt" fo:font-weight="normal" fo:font-family="'Times New Roman'" style:font-family-asian="'Times New Roman'" style:font-family-complex="'Times New Roman'" fo:background-color="transparent" style:use-window-font-color="true"/>
    </style:style>
    <style:style style:name="T59" style:family="text">
      <style:text-properties fo:font-size="16.00pt" fo:font-weight="normal" fo:font-family="''Atlas Grotesk', sans-serif'" style:font-family-asian="''Atlas Grotesk', sans-serif'" style:font-family-complex="''Atlas Grotesk', sans-serif'" fo:background-color="transparent" style:use-window-font-color="true"/>
    </style:style>
    <style:style style:name="T60" style:family="text">
      <style:text-properties fo:font-size="16.00pt" fo:font-weight="normal" fo:font-family="'Times New Roman'" style:font-family-asian="'Times New Roman'" style:font-family-complex="'Times New Roman'" fo:background-color="transparent" style:use-window-font-color="true" fo:font-style="italic"/>
    </style:style>
    <style:style style:name="T61" style:family="text">
      <style:text-properties fo:font-size="16.00pt" fo:font-weight="normal" fo:font-family="'Times New Roman'" style:font-family-asian="'Times New Roman'" style:font-family-complex="'Times New Roman'" fo:background-color="transparent" style:use-window-font-color="true"/>
    </style:style>
    <style:style style:name="T62" style:family="text">
      <style:text-properties fo:font-size="16.00pt" fo:font-weight="normal" fo:font-family="''Atlas Grotesk', sans-serif'" style:font-family-asian="''Atlas Grotesk', sans-serif'" style:font-family-complex="''Atlas Grotesk', sans-serif'" fo:background-color="transparent" style:use-window-font-color="true"/>
    </style:style>
    <style:style style:name="T63" style:family="text">
      <style:text-properties fo:font-size="16.00pt" fo:font-weight="normal" fo:font-family="'Times New Roman'" style:font-family-asian="'Times New Roman'" style:font-family-complex="'Times New Roman'" fo:background-color="transparent" style:use-window-font-color="true" fo:font-style="italic"/>
    </style:style>
    <style:style style:name="T64" style:family="text">
      <style:text-properties fo:font-size="16.00pt" fo:font-weight="normal" fo:font-family="'Times New Roman'" style:font-family-asian="'Times New Roman'" style:font-family-complex="'Times New Roman'" fo:background-color="transparent" style:use-window-font-color="true"/>
    </style:style>
    <style:style style:name="T65" style:family="text">
      <style:text-properties fo:font-size="16.00pt" fo:font-weight="normal" fo:font-family="''Atlas Grotesk', sans-serif'" style:font-family-asian="''Atlas Grotesk', sans-serif'" style:font-family-complex="''Atlas Grotesk', sans-serif'" fo:background-color="transparent" style:use-window-font-color="true"/>
    </style:style>
    <style:style style:name="T66" style:family="text">
      <style:text-properties fo:font-size="16.00pt" fo:font-weight="normal" fo:font-family="'Times New Roman'" style:font-family-asian="'Times New Roman'" style:font-family-complex="'Times New Roman'" fo:background-color="transparent" style:use-window-font-color="true"/>
    </style:style>
    <style:style style:name="T67" style:family="text">
      <style:text-properties fo:font-size="16.00pt" fo:font-weight="normal" fo:font-family="''Atlas Grotesk', sans-serif'" style:font-family-asian="''Atlas Grotesk', sans-serif'" style:font-family-complex="''Atlas Grotesk', sans-serif'" fo:background-color="transparent" style:use-window-font-color="true"/>
    </style:style>
    <style:style style:name="T68" style:family="text">
      <style:text-properties fo:font-size="16.00pt" fo:font-weight="normal" fo:font-family="'Cambria Math'" style:font-family-asian="'Cambria Math'" style:font-family-complex="'Cambria Math'" fo:background-color="transparent" style:use-window-font-color="true"/>
    </style:style>
    <style:style style:name="T69" style:family="text">
      <style:text-properties fo:font-size="16.00pt" fo:font-weight="normal" fo:font-family="'Times New Roman'" style:font-family-asian="'Times New Roman'" style:font-family-complex="'Times New Roman'" fo:background-color="transparent" style:use-window-font-color="true"/>
    </style:style>
    <style:style style:name="T70" style:family="text">
      <style:text-properties fo:font-size="16.00pt" fo:font-weight="normal" fo:font-family="''Atlas Grotesk', sans-serif'" style:font-family-asian="''Atlas Grotesk', sans-serif'" style:font-family-complex="''Atlas Grotesk', sans-serif'" fo:background-color="transparent" style:use-window-font-color="true"/>
    </style:style>
    <style:style style:name="T71" style:family="text">
      <style:text-properties fo:font-size="16.00pt" fo:font-weight="normal" fo:font-family="'Times New Roman'" style:font-family-asian="'Times New Roman'" style:font-family-complex="'Times New Roman'" fo:background-color="transparent" style:use-window-font-color="true"/>
    </style:style>
    <style:style style:name="T72" style:family="text">
      <style:text-properties fo:font-size="16.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fo:font-style="italic"/>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top="12.00pt" fo:margin-bottom="6.00pt"/>
    </style:style>
    <style:style style:name="P6" style:family="paragraph">
      <style:paragraph-properties fo:line-height="100.00%" fo:text-align="left" fo:margin-bottom="6.00pt"/>
    </style:style>
    <style:style style:name="P7" style:family="paragraph">
      <style:paragraph-properties fo:line-height="100.00%" fo:text-align="left" fo:margin-top="12.00pt" fo:margin-bottom="6.00pt"/>
    </style:style>
    <style:style style:name="P8" style:family="paragraph">
      <style:paragraph-properties fo:line-height="100.00%" fo:text-align="left" fo:margin-bottom="6.00pt"/>
    </style:style>
    <style:style style:name="P9" style:family="paragraph">
      <style:paragraph-properties fo:line-height="100.00%" fo:text-align="left" fo:margin-top="12.00pt" fo:margin-bottom="6.00pt"/>
    </style:style>
    <style:style style:name="P10" style:family="paragraph">
      <style:paragraph-properties fo:line-height="100.00%" fo:text-align="left" fo:margin-bottom="6.00p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00.00%" fo:text-align="left"/>
    </style:style>
    <style:style style:name="P12" style:family="paragraph">
      <style:paragraph-properties fo:line-height="100.00%" fo:text-align="left" fo:margin-bottom="6.00pt"/>
    </style:style>
    <style:style style:name="P13" style:family="paragraph">
      <style:paragraph-properties fo:line-height="100.00%" fo:text-align="left" fo:margin-bottom="6.00pt"/>
    </style:style>
    <style:style style:name="P14" style:family="paragraph">
      <style:paragraph-properties fo:line-height="100.00%" fo:text-align="left" fo:margin-top="12.00pt" fo:margin-bottom="6.00pt"/>
    </style:style>
    <style:style style:name="P15" style:family="paragraph">
      <style:paragraph-properties fo:line-height="100.00%" fo:text-align="left" fo:margin-bottom="6.00pt"/>
    </style:style>
    <style:style style:name="P16" style:family="paragraph">
      <style:paragraph-properties fo:line-height="100.00%" fo:text-align="left"/>
    </style:style>
    <style:style style:name="P17" style:family="paragraph">
      <style:paragraph-properties fo:line-height="100.00%" fo:text-align="left" fo:margin-bottom="6.00pt"/>
    </style:style>
    <style:style style:name="P18" style:family="paragraph">
      <style:paragraph-properties fo:line-height="100.00%" fo:text-align="left" fo:margin-top="12.00pt" fo:margin-bottom="6.00pt"/>
    </style:style>
    <style:style style:name="P19" style:family="paragraph">
      <style:paragraph-properties fo:line-height="100.00%" fo:text-align="left" fo:margin-bottom="6.00pt"/>
    </style:style>
  </office:automatic-styles>
  <office:body>
    <office:text>
      <text:p text:style-name="P1"><text:span text:style-name="T1"><text:s text:c="2"/>PROJECT :ANALYSING FLIGHT DATA<text:line-break/><text:line-break/>MEMBERS: <text:line-break/>SHABBAR RAZA(FA17-BSCS-0002)</text:span></text:p>
      <text:p text:style-name="P1"><text:span text:style-name="T1"><text:s text:c="5"/>SAMIULLAH<text:s text:c="2"/>BALOCH(FA17-BSCS-0021)</text:span></text:p>
      <text:p text:style-name="P1"><text:span text:style-name="T1"><text:s text:c="7"/>EMAILS:<text:line-break/><text:s text:c="4"/></text:span><text:a xlink:href="mailto:fa17bscs0002@maju.edu.pk"><text:span text:style-name="T3">fa17bscs0002@maju.edu.pk</text:span></text:a><text:span text:style-name="T4"/></text:p>
      <text:p text:style-name="P1"><text:span text:style-name="T5"><text:s text:c="5"/></text:span><text:a xlink:href="mailto:fa17bscs0021@maju.edu.pk"><text:span text:style-name="T7">fa17bscs0021@maju.edu.pk</text:span></text:a><text:span text:style-name="T8"/></text:p>
      <text:p text:style-name="P2"><text:span text:style-name="T8"/></text:p>
      <text:p text:style-name="P2"><text:span text:style-name="T8"/></text:p>
      <text:p text:style-name="P2"><text:span text:style-name="T8"/></text:p>
      <text:p text:style-name="P3"><text:span text:style-name="T9"><text:s text:c="3"/>MOTIVATION:</text:span></text:p>
      <text:p text:style-name="P4"><text:span text:style-name="T10"><text:s text:c="33"/></text:span><text:span text:style-name="T11">The motivation behind this project in particular is that me and samiullah baloch have seen and pictured every dataset that you have given to us as an example and all of them<text:s text:c="2"/>didnt just felt right to us this was the only one we both agreed upon in our discussion we were thinking that we could use this project and merge it with our 1</text:span><text:span text:style-name="T12">st</text:span><text:span text:style-name="T13"><text:s/>and 2</text:span><text:span text:style-name="T14">nd</text:span><text:span text:style-name="T15"><text:s/>semester project about </text:span></text:p>
      <text:p text:style-name="P4"><text:span text:style-name="T15">a flight management system and this time we will include the data for the flights form a real and authentic data set and this will give our system some thing that will be processed in real time and not with simple static values.</text:span></text:p>
      <text:p text:style-name="P4"><text:span text:style-name="T15">This will bring it to a whole new dimension.</text:span></text:p>
      <text:p text:style-name="P4"><text:span text:style-name="T16"/></text:p>
      <text:p text:style-name="P4"><text:span text:style-name="T16"/></text:p>
      <text:p text:style-name="P5"><text:span text:style-name="T17"><text:s text:c="2"/>PRIMARY OBJECTIVES:</text:span></text:p>
      <text:p text:style-name="P6"><text:span text:style-name="T18"><text:s text:c="50"/>In this project we are trying and INSHALLAH producing these outcomes and also some desired outcomes that are not related to the project in any specific manner</text:span></text:p>
      <text:p text:style-name="P7"><text:span text:style-name="T19">1:THE BASICS(PLAN WHAT TO DO WITH THE DATA AND DATA COLLECTION):<text:s text:c="3"/></text:span></text:p>
      <text:p text:style-name="P8"><text:span text:style-name="T20"><text:s text:c="32"/>The first and foremost objective of our project is for us to</text:span></text:p>
      <text:p text:style-name="P8"><text:span text:style-name="T20">is learn how to look at the data and decide what to do with it and not only look at it but to also cross reference it with other data that is available and try to do what what we have set out to do that is essentially predict flight delys that are frequent and honestly a real problem</text:span></text:p>
      <text:p text:style-name="P8"><text:span text:style-name="T20">our data collection source:</text:span></text:p>
      <text:p text:style-name="P8"><text:a xlink:href="https://www.kaggle.com/usdot/flight-delays#airlines.csv"><text:span text:style-name="T21">https://www.kaggle.com/usdot/flight-delays#airlines.csv</text:span></text:a><text:span text:style-name="T22"><text:s/></text:span></text:p>
      <text:p text:style-name="P8"><text:span text:style-name="T23"/></text:p>
      <text:p text:style-name="P9"><text:span text:style-name="T24">2:DATA ANALYSIS:</text:span></text:p>
      <text:p text:style-name="P10"><text:span text:style-name="T25"><text:s text:c="36"/>Each entry of the </text:span><text:span text:style-name="T26">flights.csv</text:span><text:span text:style-name="T27"> file corresponds to a flight and we see that more than 5'800'000 flights have been recorded in 2015. These flights are described according to 31 variables. A description of these variables can be found </text:span><text:a xlink:href="https://www.transtats.bts.gov/DL_SelectFields.asp?Table_ID=236&amp;DB_Short_Name=On-Time"><text:span text:style-name="T29">here</text:span></text:a><text:span text:style-name="T30"> and I briefly recall the meaning of the variables that will be used in this data-set:</text:span></text:p>
      <text:list text:style-name="L11">
        <text:list-item>
          <text:p text:style-name="P11"><text:span text:style-name="T31">YEAR, MONTH, DAY, DAY_OF_WEEK</text:span><text:span text:style-name="T32">: dates of the flight</text:span></text:p>
        </text:list-item>
        <text:list-item>
          <text:p text:style-name="P11"><text:span text:style-name="T33">AIRLINE</text:span><text:span text:style-name="T34">: An identification number assigned by US DOT to identify a unique airline</text:span></text:p>
        </text:list-item>
        <text:list-item>
          <text:p text:style-name="P11"><text:span text:style-name="T35">ORIGIN_AIRPORT</text:span><text:span text:style-name="T36"> and </text:span><text:span text:style-name="T37">DESTINATION_AIRPORT</text:span><text:span text:style-name="T38">: code attributed by IATA to identify the airports</text:span></text:p>
        </text:list-item>
        <text:list-item>
          <text:p text:style-name="P11"><text:span text:style-name="T39">SCHEDULED_DEPARTURE</text:span><text:span text:style-name="T40"> and </text:span><text:span text:style-name="T41">SCHEDULED_ARRIVAL</text:span><text:span text:style-name="T42"> : scheduled times of take-off and landing</text:span></text:p>
        </text:list-item>
        <text:list-item>
          <text:p text:style-name="P11"><text:span text:style-name="T43">DEPARTURE_TIME</text:span><text:span text:style-name="T44"> and </text:span><text:span text:style-name="T45">ARRIVAL_TIME</text:span><text:span text:style-name="T46">: real times at which take-off and landing took place</text:span></text:p>
        </text:list-item>
        <text:list-item>
          <text:p text:style-name="P11"><text:span text:style-name="T47">DEPARTURE_DELAY</text:span><text:span text:style-name="T48"> and </text:span><text:span text:style-name="T49">ARRIVAL_DELAY</text:span><text:span text:style-name="T50">: difference (in minutes) between planned and real times</text:span></text:p>
        </text:list-item>
        <text:list-item>
          <text:p text:style-name="P12"><text:span text:style-name="T51">DISTANCE</text:span><text:span text:style-name="T52">: distance (in miles)</text:span></text:p>
        </text:list-item>
      </text:list>
      <text:p text:style-name="P13"><text:span text:style-name="T52"><text:s text:c="6"/></text:span><text:span text:style-name="T53">Our objective will to use these field and produce our implementation with precision.</text:span></text:p>
      <text:p text:style-name="P14"><draw:frame text:anchor-type="as-char" svg:width="175.95mm" svg:height="154.25mm" style:rel-width="scale" style:rel-height="scale"><draw:object-ole xlink:href="OleObj1"/><draw:image xlink:href="ObjectReplacements/OleObj1"/></draw:frame><text:span text:style-name="T54"/></text:p>
      <text:p text:style-name="P14"><text:span text:style-name="T55">3:IMPLEMENTATION:</text:span></text:p>
      <text:p text:style-name="P15"><text:span text:style-name="T56">I will have a look at the variations of the delays with respect to the origin airport and for every airline. The first step thus consists in determining the mean<text:s/></text:span><text:span text:style-name="T57">delays per airport</text:span><text:span text:style-name="T58"><text:s/></text:span></text:p>
      <text:p text:style-name="P15"><text:span text:style-name="T59">by looking at the data associated with the different airlines, we find the behavior we previously observed: for example, if we consider the right panel, it will be seen that the column associated with </text:span><text:span text:style-name="T60">American Eagle Airlines</text:span><text:span text:style-name="T61"> </text:span><text:span text:style-name="T62">mostly reports large delays, while the column associated with </text:span><text:span text:style-name="T63">Delta Airlines</text:span><text:span text:style-name="T64"> </text:span><text:span text:style-name="T65">is mainly associated with delays of less than 5 minutes. If we now look at the airports of origin, we will see that some airports favor late departures</text:span><text:span text:style-name="T66"><text:s/></text:span></text:p>
      <text:p text:style-name="P15"><text:span text:style-name="T66">Then I am going to focus in the variability in delays when considering the diffenent air line and airport and the trends thees set in the fields and then we are also going to add another layer in which will associate the airport with the airline and destination and also these will debunk myth like that forexample these airports are delay prone in this particular day no matter the favourable conditions</text:span></text:p>
      <text:p text:style-name="P16"><text:span text:style-name="T67">I then calculate the average delay on the various paths A </text:span><text:span text:style-name="T68">→→</text:span><text:span text:style-name="T69"> </text:span><text:span text:style-name="T70">B</text:span><text:span text:style-name="T71"><text:s/></text:span></text:p>
      <text:p text:style-name="P16"><text:span text:style-name="T72">and then decide on this data what will be done </text:span></text:p>
      <text:p text:style-name="P16"><text:span text:style-name="T72">BUT!</text:span></text:p>
      <text:p text:style-name="P16"><text:span text:style-name="T72">As this is subject to change sir we are not mentioning the further process and as such we are still in the decision making phase of what to do form here and as such will be need some cooperation and patience in that regard.</text:span></text:p>
      <text:p text:style-name="P17"><text:span text:style-name="T73"/></text:p>
      <text:p text:style-name="P17"><text:span text:style-name="T73"/></text:p>
      <text:p text:style-name="P17"><text:span text:style-name="T74"><text:s text:c="2"/></text:span></text:p>
      <text:p text:style-name="P18"><text:span text:style-name="T75"><text:s/>ALSO OUR RESEARCH LED US TO THE THIS ASTONISING FIGURES WHICH ARE WORTH A LOOK</text:span></text:p>
      <text:p text:style-name="P19"><draw:frame text:anchor-type="as-char" svg:width="178.33mm" svg:height="176.21mm" style:rel-width="scale" style:rel-height="scale"><draw:object-ole xlink:href="OleObj2"/><draw:image xlink:href="ObjectReplacements/OleObj2"/></draw:frame><text:span text:style-name="T77"><text:s text:c="6"/></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